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4.3689in"/>
    </style:style>
    <style:style style:name="co4" style:family="table-column">
      <style:table-column-properties fo:break-before="auto" style:column-width="4.5161in"/>
    </style:style>
    <style:style style:name="co5" style:family="table-column">
      <style:table-column-properties fo:break-before="auto" style:column-width="5.4154in"/>
    </style:style>
    <style:style style:name="co6" style:family="table-column">
      <style:table-column-properties fo:break-before="auto" style:column-width="5.4508in"/>
    </style:style>
    <style:style style:name="co7" style:family="table-column">
      <style:table-column-properties fo:break-before="auto" style:column-width="3.8193in"/>
    </style:style>
    <style:style style:name="co8" style:family="table-column">
      <style:table-column-properties fo:break-before="auto" style:column-width="4.4898in"/>
    </style:style>
    <style:style style:name="co9" style:family="table-column">
      <style:table-column-properties fo:break-before="auto" style:column-width="5.1193in"/>
    </style:style>
    <style:style style:name="co10" style:family="table-column">
      <style:table-column-properties fo:break-before="auto" style:column-width="5.5728in"/>
    </style:style>
    <style:style style:name="co11" style:family="table-column">
      <style:table-column-properties fo:break-before="auto" style:column-width="5.8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4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6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ariable instru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table:style-name="ce1" office:value-type="time" office:time-value="PT48H56M00S" calcext:value-type="time">
            <text:p>48:56:00</text:p>
          </table:table-cell>
          <table:table-cell table:style-name="ce1" office:value-type="time" office:time-value="PT48H58M00S" calcext:value-type="time">
            <text:p>48:58:00</text:p>
          </table:table-cell>
          <table:table-cell table:style-name="ce1" office:value-type="time" office:time-value="PT49H03M00S" calcext:value-type="time">
            <text:p>49:03:00</text:p>
          </table:table-cell>
          <table:table-cell table:style-name="ce3" office:value-type="time" office:time-value="PT49H08M00S" calcext:value-type="time">
            <text:p>49:08: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24-06-12 16:48:56 - INFO - Executing task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Awaiting task 1 execu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Emmiting event for task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Sleeping task 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4-06-12 16:48:58 - INFO - Waking up task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2024-06-12 16:48:58 - INFO - Entering callback with value 6.816361854336806 called from task 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2024-06-12 16:49:03 - INFO - Processing result from task 1, 6.81636185433680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024-06-12 16:49:03 - INFO - Executed task 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24-06-12 16:48:56 - INFO - Executing task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Awaiting task 2 execu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Emmiting event for task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Sleeping task 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4-06-12 16:48:58 - INFO - Waking up task 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2024-06-12 16:49:03 - INFO - Entering callback with value -5.782809004634368 called from task 2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2024-06-12 16:49:08 - INFO - Processing result from task 2, -5.78280900463436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024-06-12 16:49:08 - INFO - Executed task 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ask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024-06-12 16:48:56 - INFO - Executing task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Awaiting task 3 execu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Emmiting event for task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4-06-12 16:48:56 - INFO - Sleeping task 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4-06-12 16:48:58 - INFO - Waking up task 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2024-06-12 16:49:08 - INFO - Entering callback with value 15.887752310966444 called from task 3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2024-06-12 16:49:13 - INFO - Processing result from task 3, 15.8877523109664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24-06-12 16:49:13 - INFO - Executed task 3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" office:value-type="time" office:time-value="PT33H07M00S" calcext:value-type="time">
            <text:p>33:07:00</text:p>
          </table:table-cell>
          <table:table-cell table:style-name="ce1" office:value-type="time" office:time-value="PT33H09M00S" calcext:value-type="time">
            <text:p>33:09:00</text:p>
          </table:table-cell>
          <table:table-cell table:style-name="ce1" office:value-type="time" office:time-value="PT33H14M00S" calcext:value-type="time">
            <text:p>33:14:00</text:p>
          </table:table-cell>
          <table:table-cell table:style-name="ce1" office:value-type="time" office:time-value="PT33H19M00S" calcext:value-type="time">
            <text:p>33:19:00</text:p>
          </table:table-cell>
          <table:table-cell table:style-name="ce1" office:value-type="time" office:time-value="PT33H24M00S" calcext:value-type="time">
            <text:p>33:24:00</text:p>
          </table:table-cell>
          <table:table-cell table:style-name="ce4" table:number-columns-repeated="1017"/>
        </table:table-row>
        <table:table-row table:style-name="ro1">
          <table:table-cell/>
          <table:table-cell office:value-type="string" calcext:value-type="string">
            <text:p>Task 1</text:p>
          </table:table-cell>
          <table:table-cell office:value-type="string" calcext:value-type="string">
            <text:p>2024-06-12 16:33:07 - INFO - Emmiting event for task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024-06-12 16:33:07 - INFO - Sleeping task 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024-06-12 16:33:09 - INFO - Waking up task 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 calcext:value-type="string">
            <text:p>2024-06-12 16:33:09 - INFO - Entering callback with value -2.1230173711561116 called from task 1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024-06-12 16:33:14 - INFO - Processing result from task 1, -2.12301737115611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sk 2</text:p>
          </table:table-cell>
          <table:table-cell office:value-type="string" calcext:value-type="string">
            <text:p>2024-06-12 16:33:07 - INFO - Emmiting event for task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024-06-12 16:33:07 - INFO - Sleeping task 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024-06-12 16:33:09 - INFO - Waking up task 2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2024-06-12 16:33:14 - INFO - Entering callback with value -2.6506803909483767 called from task 2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2024-06-12 16:33:19 - INFO - Processing result from task 2, -2.65068039094837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sk 3</text:p>
          </table:table-cell>
          <table:table-cell office:value-type="string" calcext:value-type="string">
            <text:p>2024-06-12 16:33:07 - INFO - Emmiting event for task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024-06-12 16:33:07 - INFO - Sleeping task 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024-06-12 16:33:09 - INFO - Waking up task 3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2" office:value-type="string" calcext:value-type="string">
            <text:p>2024-06-12 16:33:19 - INFO - Entering callback with value 8.173879632731282 called from task 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24-06-12 16:33:24 - INFO - Processing result from task 3, 8.17387963273128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6:49:18.246586804</meta:creation-date>
    <dc:date>2024-06-12T19:07:27.544020169</dc:date>
    <meta:editing-duration>PT56M19S</meta:editing-duration>
    <meta:editing-cycles>1</meta:editing-cycles>
    <meta:document-statistic meta:table-count="2" meta:cell-count="56" meta:object-count="0"/>
    <meta:generator>LibreOffice/7.3.7.2$Linux_X86_64 LibreOffice_project/30$Build-2</meta:generator>
  </office:meta>
</office:document-meta>
</file>